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9.0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.022cm" svg:height="9cm" svg:x="19.261cm" svg:y="21.705cm">
            <draw:object draw:notify-on-update-of-ranges="Sheet1.H43:Sheet1.AF43 Sheet1.H44:Sheet1.AF44 Sheet1.H45:Sheet1.AF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,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2" calcext:value-type="float">
            <text:p>2</text:p>
          </table:table-cell>
          <table:table-cell table:formula="of:=SUM([.H4:.AE4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1" calcext:value-type="float">
            <text:p>1</text:p>
          </table:table-cell>
          <table:table-cell table:formula="of:=SUM([.H8:.AE8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2" calcext:value-type="float">
            <text:p>2</text:p>
          </table:table-cell>
          <table:table-cell table:formula="of:=SUM([.H11:.AE11])"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1"/>
          <table:table-cell/>
          <table:table-cell table:style-name="ce12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,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2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,25</text:p>
          </table:table-cell>
          <table:table-cell table:style-name="ce19" table:formula="of:=IF(([.D31]-[.F31])&gt;=0;[.D31]-[.F31];0)" office:value-type="float" office:value="24.25" calcext:value-type="float">
            <text:p>24,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style-name="Default"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style-name="Default"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style-name="Default"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style-name="Default"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style-name="Default"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style-name="Default"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.171cm" svg:height="14.992cm" svg:x="2.823cm" svg:y="1.867cm">
            <draw:object draw:notify-on-update-of-ranges=" Sheet1.H34:Sheet1.AF34  Sheet1.H35:Sheet1.AF35  Sheet1.H36:Sheet1.AF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04cm" svg:height="12.191cm" svg:x="2.882cm" svg:y="18.274cm">
            <draw:object draw:notify-on-update-of-ranges=" Sheet1.H40:Sheet1.AF40  Sheet1.H41:Sheet1.AF41  Sheet1.H42:Sheet1.AF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3:19:29.213441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23T13:21:56.849500438</dc:date>
    <meta:editing-duration>PT10H24M29S</meta:editing-duration>
    <meta:editing-cycles>90</meta:editing-cycles>
    <meta:generator>LibreOffice/4.3.3.2$Linux_X86_64 LibreOffice_project/430m0$Build-2</meta:generator>
    <dc:creator>Migue Torres</dc:creator>
    <meta:document-statistic meta:table-count="2" meta:cell-count="4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541cm" svg:y="3.703cm" style:legend-expansion="high" chart:style-name="ch2"/>
        <chart:plot-area chart:style-name="ch3" table:cell-range-address="Sheet1.H43:Sheet1.AF45" chart:data-source-has-labels="row" svg:x="0.32cm" svg:y="0.18cm" svg:width="12.901cm" svg:height="8.641cm">
          <chartooo:coordinate-region svg:x="1.047cm" svg:y="0.379cm" svg:width="11.98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